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5cm" fo:min-width="2.93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3.631cm" fo:min-width="2.675cm"/>
    </style:style>
    <style:style style:name="gr3" style:family="graphic" style:parent-style-name="standard">
      <style:graphic-properties draw:fill-color="#f8aa97" draw:textarea-horizontal-align="justify" draw:textarea-vertical-align="middle" draw:auto-grow-height="false" fo:min-height="1.719cm" fo:min-width="1.7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1.278cm"/>
    </style:style>
    <style:style style:name="gr6" style:family="graphic" style:parent-style-name="standard">
      <style:graphic-properties draw:fill-color="#add58a" draw:textarea-horizontal-align="justify" draw:textarea-vertical-align="middle" draw:auto-grow-height="false" fo:min-height="2.171cm" fo:min-width="4.312cm"/>
    </style:style>
    <style:style style:name="gr7" style:family="graphic" style:parent-style-name="standard">
      <style:graphic-properties draw:fill-color="#c7a0cb" draw:textarea-horizontal-align="justify" draw:textarea-vertical-align="middle" draw:auto-grow-height="false" fo:min-height="2.171cm" fo:min-width="4.312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f8aa97"/>
      <style:paragraph-properties fo:text-align="center"/>
    </style:style>
    <style:style style:name="P4" style:family="paragraph"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add58a"/>
      <style:paragraph-properties fo:text-align="center"/>
    </style:style>
    <style:style style:name="P7" style:family="paragraph">
      <loext:graphic-properties draw:fill-color="#c7a0cb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175cm" svg:x="2.016cm" svg:y="17.51cm"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.429cm" svg:height="4.191cm" svg:x="15.986cm" svg:y="19.542cm">
          <text:p text:style-name="P1">Ru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4.445cm" svg:height="3.937cm" svg:x="1.381cm" svg:y="20.939cm">
          <text:p text:style-name="P1">Answer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5" draw:layer="layout" svg:width="6.598cm" svg:height="0.988cm" svg:x="7.61cm" svg:y="15.605cm">
          <draw:text-box>
            <text:p text:style-name="P4"><text:span text:style-name="T1">Machine Learning</text:span></text:p>
          </draw:text-box>
        </draw:frame>
        <draw:custom-shape draw:style-name="gr5" draw:text-style-name="P1" draw:layer="layout" svg:width="2.032cm" svg:height="1.016cm" svg:x="5.826cm" svg:y="19.1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5.334cm" svg:height="3.429cm" svg:x="8.239cm" svg:y="19.796cm">
          <text:p text:style-name="P1">Machine Learning</text:p>
          <text:p text:style-name="P1">Algorith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draw:layer="layout" svg:width="2.032cm" svg:height="1.016cm" svg:x="6.106cm" svg:y="22.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32cm" svg:height="1.016cm" svg:x="13.827cm" svg:y="21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429cm" svg:height="3.175cm" svg:x="1.762cm" svg:y="5.318cm"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4.445cm" svg:height="3.937cm" svg:x="15.605cm" svg:y="6.715cm">
          <text:p text:style-name="P1">Answer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5" draw:layer="layout" svg:width="9.265cm" svg:height="0.988cm" svg:x="7.102cm" svg:y="2.651cm">
          <draw:text-box>
            <text:p text:style-name="P4"><text:span text:style-name="T1">Traditional Programming</text:span></text:p>
          </draw:text-box>
        </draw:frame>
        <draw:custom-shape draw:style-name="gr5" draw:text-style-name="P1" draw:layer="layout" svg:width="2.032cm" svg:height="1.016cm" svg:x="5.572cm" svg:y="6.9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5.334cm" svg:height="3.429cm" svg:x="7.858cm" svg:y="7.096cm">
          <text:p text:style-name="P1">Traditional </text:p>
          <text:p text:style-name="P1">Programm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draw:layer="layout" svg:width="2.032cm" svg:height="1.016cm" svg:x="5.445cm" svg:y="9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32cm" svg:height="1.016cm" svg:x="13.446cm" svg:y="8.2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429cm" svg:height="4.191cm" svg:x="1.635cm" svg:y="9.001cm">
          <text:p text:style-name="P1">Ru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5T15:29:49.758321709</meta:creation-date>
    <dc:date>2020-06-15T16:05:42.096132964</dc:date>
    <meta:editing-duration>PT25M39S</meta:editing-duration>
    <meta:editing-cycles>7</meta:editing-cycles>
    <meta:generator>LibreOffice/6.0.7.3$Linux_X86_64 LibreOffice_project/00m0$Build-3</meta:generator>
    <meta:document-statistic meta:object-count="16"/>
  </office:meta>
</office:document-meta>
</file>